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67 : lines : default value</text:h>
      <text:p text:style-name="P2"/>
      <text:p text:style-name="P1"/>
      <text:p text:style-name="P1">Version: 1.0</text:p>
      <text:p text:style-name="P1">Author: Sylvestre Ledru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6-21</text:p>
      <text:p text:style-name="P2"/>
      <text:p text:style-name="P1"/>
      <text:h text:style-name="P8" text:outline-level="3">Abstract</text:h>
      <text:p text:style-name="P1">In the current versions of Scilab (ie &lt; 5.4.0), by default, lines() is automatically set to the size of the console.</text:p>
      <text:p text:style-name="P1">It has for effect to stop the display as soon as a long value shown is bigger than the value of lines().</text:p>
      <text:p text:style-name="P1">This proposition is to disable this behavior and set lines() to 0.</text:p>
      <text:h text:style-name="P8" text:outline-level="3">Rationale</text:h>
      <text:p text:style-name="P3">There are several reasons behind this proposal :</text:p>
      <text:list xml:id="list1280588331303377088" text:style-name="L1">
        <text:list-item>
          <text:p text:style-name="P5">It is confusing at first for a user.</text:p>
        </text:list-item>
        <text:list-item>
          <text:p text:style-name="P5">It has been set in the past because of performances issues. They are now fixed.</text:p>
        </text:list-item>
        <text:list-item>
          <text:p text:style-name="P5">Almost all software display everything by default.</text:p>
        </text:list-item>
      </text:list>
      <text:p text:style-name="P3"/>
      <text:p text:style-name="P3">For information, prior to Scilab 5.4.0, once <text:span text:style-name="T5">lines(0) </text:span>was set, there was no way to set back the previous behavior. Ie, automatically detect changes of the console size and set lines() transparently.</text:p>
      <text:p text:style-name="P3">To configure Scilab to the previous behavior, <text:span text:style-name="T5">lines(-1) </text:span>should be called.</text:p>
      <text:h text:style-name="P8" text:outline-level="3"><text:span text:style-name="Teletype"><text:span text:style-name="T2">Example Usage</text:span></text:span></text:h>
      <text:p text:style-name="P3"><text:span text:style-name="Teletype"><text:span text:style-name="T3">lines(-1) </text:span></text:span><text:span text:style-name="Teletype"><text:span text:style-name="T4">set Scilab to the previous behavior (before 5.4.0)</text:span></text:span></text:p>
      <text:p text:style-name="P3"><text:span text:style-name="Teletype"><text:span text:style-name="T3">lines(0)</text:span></text:span><text:span text:style-name="Teletype"><text:span text:style-name="T4"> is the default behavior of Scilab (after 5.4.0)</text:span></text:span></text:p>
      <text:h text:style-name="P8" text:outline-level="3">Changelog</text:h>
      <text:list xml:id="list3244681903592417952" text:style-name="L2">
        <text:list-item>
          <text:list>
            <text:list-item>
              <text:p text:style-name="P6"><text:span text:style-name="T1">– 2011-06-21 – Sylvestre Ledru &lt;</text:span><text:a xlink:type="simple" xlink:href="mailto:clement.david@scilab.org"><text:span text:style-name="T1">sylvestre.ledru@scilab.org</text:span></text:a><text:span text:style-name="T1">&gt;</text:span></text:p>
              <text:list>
                <text:list-header>
                  <text:p text:style-name="P6"><text:span text:style-name="T1">First draft</text:span></text:p>
                </text:list-header>
              </text:list>
            </text:list-item>
          </text:list>
        </text:list-item>
      </text:list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12</dc:date>
    <meta:editing-cycles>18</meta:editing-cycles>
    <meta:editing-duration>P1DT5H7M42S</meta:editing-duration>
    <meta:document-statistic meta:table-count="0" meta:image-count="0" meta:object-count="0" meta:page-count="1" meta:paragraph-count="25" meta:word-count="191" meta:character-count="1137"/>
    <dc:creator>Eric Gallager</dc:creator>
    <meta:user-defined meta:name="Info 1"/>
    <meta:user-defined meta:name="Info 2"/>
    <meta:user-defined meta:name="Info 3"/>
    <meta:user-defined meta:name="Info 4"/>
  </office:meta>
</office:document-meta>
</file>